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3.866665mm" fo:page-width="51.09627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path svg:d="M 2460.6248 0.0 L 0.0 2143.125 L 0.0 2169.5833 L 978.95825 2751.6665 L 846.6666 2857.4998 L 1428.7499 3386.6665 L 4815.4165 3386.6665 L 4815.4165 3122.0833 L 4841.8745 3042.7083 L 5000.6245 2963.3333 L 5079.9995 2778.1248 L 5053.5415 2434.1665 L 5053.5415 2301.875 L 5106.458 2143.125 L 4048.1248 793.74994 L 4127.5 529.1666 L 4127.5 502.7083 L 3862.9165 555.625 L 3518.9583 105.83333 L 3466.0415 79.37499 L 2513.5415 0.0 L 2460.6248 0.0 z M 2460.6248 26.458332 L 2460.6248 555.625 L 1878.5416 687.9166 L 1878.5416 714.37494 C 1772.7083 978.95825 1772.7083 1296.4583 1931.4583 1561.0416 L 1931.4583 1613.9583 C 1825.6249 1852.0833 1878.5416 2116.6665 2010.8333 2328.3333 L 1957.9165 2328.3333 L 1852.0833 2434.1665 C 1375.8333 1693.3333 1402.2916 978.95825 1825.6249 582.0833 C 2222.5 211.66666 2460.6248 26.458332 2460.6248 26.458332 z M 2513.5415 26.458332 L 3466.0415 105.83333 L 3466.0415 634.99994 L 2963.3333 767.2916 L 2963.3333 793.74994 L 2989.7915 793.74994 L 2910.4165 1164.1666 C 2778.1248 978.95825 2883.9583 687.9166 2989.7915 502.7083 L 2989.7915 476.24997 L 2526.7708 542.3958 L 2513.5415 26.458332 z M 3518.9583 132.29166 L 3836.4583 555.625 L 3532.1873 621.7708 L 3518.9583 132.29166 z M 2883.9583 529.1666 L 2526.7708 661.4583 L 2526.7708 595.31244 L 2883.9583 529.1666 z M 4074.583 542.3958 L 3915.833 608.5416 L 3889.3748 582.0833 L 4074.583 542.3958 z M 3862.9165 595.31244 L 3889.3748 621.7708 L 3532.1873 740.8333 L 3532.1873 674.68744 L 3862.9165 595.31244 z M 2460.6248 608.5416 L 2460.6248 661.4583 C 2328.3333 714.37494 2169.5833 740.8333 2037.2915 687.9166 L 2460.6248 608.5416 z M 3466.0415 687.9166 L 3466.0415 740.8333 L 3122.0833 767.2916 L 3466.0415 687.9166 z M 4048.1248 820.2083 L 5079.9995 2143.125 L 4445.0 2248.9583 L 4259.7915 2381.2498 C 4153.958 2116.6665 4206.875 1799.1666 4286.25 1534.5833 L 4312.708 1534.5833 L 4312.708 1481.6666 L 4286.25 1481.6666 C 4101.0415 1296.4583 3995.208 1084.7916 4048.1248 820.2083 z M 2883.9583 1402.2916 L 2566.4583 1455.2083 L 2566.4583 1428.7499 L 2883.9583 1402.2916 z M 2487.0833 1428.7499 L 2487.0833 1468.4374 L 2010.8333 1561.0416 C 2146.5723 1450.5728 2352.8818 1438.9017 2487.0833 1428.7499 z M 2936.8748 1441.9791 L 2566.4583 1561.0416 L 2566.4583 1508.1249 L 2936.8748 1441.9791 z M 2487.0833 1521.3541 L 2487.0833 1587.4999 C 2354.7915 1613.9583 2196.0415 1613.9583 2063.75 1587.4999 L 2487.0833 1521.3541 z M 4180.4165 1508.1249 L 3598.3333 1587.4999 L 3598.3333 1534.5833 C 3783.5415 1494.8958 3981.979 1508.1249 4180.4165 1508.1249 z M 4233.333 1534.5833 C 4034.8955 1640.4166 3823.229 1706.5624 3598.3333 1719.7916 L 3598.3333 1640.4166 L 4233.333 1534.5833 z M 3492.4998 1561.0416 L 3492.4998 1600.7291 L 3227.9165 1666.8749 L 3492.4998 1561.0416 z M 3016.2498 1640.4166 L 3069.1665 1719.7916 L 2989.7915 1931.4583 C 2989.7915 1931.4583 2963.3333 1746.2499 3016.2498 1640.4166 z M 3492.4998 1653.6458 L 3492.4998 1719.7916 L 3148.5415 1719.7916 L 3492.4998 1653.6458 z M 1825.6249 2434.1665 C 1613.9583 2698.7498 1362.6041 2778.1248 1058.3333 2645.8333 L 52.916664 2143.125 C 52.916664 2143.125 132.29166 2037.2915 238.12498 1984.3749 C 820.2083 1653.6458 1375.8333 2143.125 1825.6249 2434.1665 z M 2513.5415 2275.4165 L 2513.5415 2328.3333 L 2169.5833 2354.7915 C 2275.4165 2315.104 2394.479 2288.6458 2513.5415 2275.4165 z M 2592.9165 2275.4165 L 2963.3333 2301.875 L 2592.9165 2328.3333 L 2592.9165 2275.4165 z M 2963.3333 2328.3333 C 2976.5623 2447.3958 3051.1313 2614.5952 3069.1665 2645.8333 L 3069.1665 2698.7498 L 3545.4165 2672.2915 L 3545.4165 2989.7915 C 3174.9998 3042.7083 3016.2498 2857.4998 2883.9583 2539.9998 L 2725.2083 2513.5415 L 2698.7498 2407.7083 L 2592.9165 2407.7083 L 2592.9165 2354.7915 L 2963.3333 2328.3333 z M 2513.5415 2354.7915 L 2513.5415 2381.2498 L 2341.5623 2368.0208 L 2513.5415 2354.7915 z M 3545.4165 2539.9998 L 3545.4165 2619.3748 L 3201.4583 2645.8333 L 3545.4165 2539.9998 z M 3624.7915 2539.9998 L 4074.583 2566.4583 L 3624.7915 2619.3748 L 3624.7915 2539.9998 z M 4074.583 2619.3748 C 4074.583 2910.4165 3889.3748 3003.0208 3624.7915 2989.7915 L 3624.7915 2672.2915 L 4074.583 2619.3748 z" svg:height="33.866665mm" draw:style-name="style-2" svg:viewBox="0.0 0.0 5106.458 3386.6665" svg:width="51.06458mm" svg:x="0.0mm" svg:y="0.0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3.866665mm" fo:page-width="51.09627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